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0000" draw:fill="solid" draw:fill-color="#ffe4e1" fo:min-height="2.847cm"/>
    </style:style>
    <style:style style:name="gr2" style:family="graphic" style:parent-style-name="standard">
      <style:graphic-properties svg:stroke-color="#008000" draw:fill-color="#98fb98" draw:textarea-horizontal-align="justify" draw:textarea-vertical-align="middle" draw:auto-grow-height="false" fo:min-height="3.806cm" fo:min-width="3.92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Red" draw:style-name="gr1" draw:text-style-name="P1" draw:layer="V--" svg:width="6.238cm" svg:height="3.097cm" svg:x="1.003cm" svg:y="0.958cm">
          <draw:text-box>
            <text:p><text:span text:style-name="T1">not printable</text:span></text:p>
            <text:p><text:span text:style-name="T1">V--</text:span></text:p>
          </draw:text-box>
          <svg:title>screen</svg:title>
          <svg:desc>visible, not printable, not locked</svg:desc>
        </draw:frame>
        <draw:custom-shape draw:name="Green" draw:style-name="gr2" draw:text-style-name="P3" draw:layer="V-L" svg:width="8.845cm" svg:height="8.11cm" svg:x="11.007cm" svg:y="2.05cm">
          <svg:title>screen, protected</svg:title>
          <svg:desc>visible, not printable, locked</svg:desc>
          <text:p text:style-name="P2"><text:span text:style-name="T2">not printable</text:span></text:p>
          <text:p text:style-name="P2"><text:span text:style-name="T2">locked</text:span></text:p>
          <text:p text:style-name="P2"><text:span text:style-name="T2">V-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V--">
        <svg:title>screen</svg:title>
        <svg:desc>visible, not printable, not locked</svg:desc>
      </draw:layer>
      <draw:layer draw:name="V-L">
        <svg:title>screen protected</svg:title>
        <svg:desc>visible, not printable, locked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creation-date>2018-09-01T20:05:33.375000000</meta:creation-date>
    <dc:title>DIN A5 quer</dc:title>
    <meta:editing-duration>PT12M48S</meta:editing-duration>
    <meta:editing-cycles>6</meta:editing-cycles>
    <meta:generator>LO_6103_release/6.1.0.3$Windows_X86_64 LibreOffice_project/efb621ed25068d70781dc026f7e9c5187a4decd1</meta:generator>
    <meta:initial-creator>Regina Henschel</meta:initial-creator>
    <dc:date>2018-09-06T21:29:32.839000000</dc:date>
    <dc:creator>Regina Henschel</dc:creator>
    <meta:document-statistic meta:object-count="2"/>
    <meta:template xlink:type="simple" xlink:actuate="onRequest" xlink:title="DIN A5 quer" xlink:href="../../../../Build_forCommit/core/instdir/user/template/DIN%20A5%20quer.otg" meta:date="2018-09-01T20:05:32.688000000"/>
  </office:meta>
</office:document-meta>
</file>